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style:font-name="Courier New" fo:font-size="8pt" fo:language="en" fo:country="US" style:font-size-asian="8pt" style:font-size-complex="8pt"/>
    </style:style>
    <style:style style:name="P5" style:family="paragraph" style:parent-style-name="Standard">
      <style:text-properties fo:language="en" fo:country="US"/>
    </style:style>
    <style:style style:name="P6" style:family="paragraph" style:parent-style-name="Standard">
      <style:text-properties style:font-name="Courier New" fo:font-size="8pt" fo:language="en" fo:country="US" style:font-size-asian="8pt" style:font-size-complex="8pt"/>
    </style:style>
    <style:style style:name="P7" style:family="paragraph" style:parent-style-name="Heading_20_2">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tXMS subagent for Oracle DBMS monitoring </text:h>
      <text:p text:style-name="P1"/>
      <text:h text:style-name="P7" text:outline-level="2">Introduction</text:h>
      <text:p text:style-name="P2"/>
      <text:p text:style-name="P3">NetXMS subagent for Oracle DBMS monitoring (hereinafter referred to as Oracle subagent) monitors one or more instances of Oracle databases and reports various crucial database-related parameters. </text:p>
      <text:p text:style-name="P3">All parameters available from Oracle subagent gathered or calculated once per minute thus its recommended to set DCI poll interval for these items to 60 seconds or more. All parameters are obtained or derived from the data available in Oracle's data dictionary tables and views through regular select queries. Oracle subagent does not monitor any of the metrics related to lower level database layers, such as database processes. Monitoring of such parameters can be achieved through the standard NetXMS functionality. </text:p>
      <text:h text:style-name="P7" text:outline-level="2">Configuration</text:h>
      <text:p text:style-name="P2"/>
      <text:p text:style-name="P2">There is a sample Oracle subagent configuration file below:</text:p>
      <text:p text:style-name="P2"/>
      <text:p text:style-name="P4">&lt;config&gt;</text:p>
      <text:p text:style-name="P4"><text:tab/>&lt;agent&gt;</text:p>
      <text:p text:style-name="P4"><text:tab/><text:tab/>&lt;subagent&gt;c:\netxms\bin\oracle.nsm&lt;/subagent&gt;</text:p>
      <text:p text:style-name="P4"><text:tab/>&lt;/agent&gt;</text:p>
      <text:p text:style-name="P4"><text:tab/>&lt;oracle&gt;</text:p>
      <text:p text:style-name="P4"><text:tab/><text:tab/>&lt;databases&gt;</text:p>
      <text:p text:style-name="P4"><text:tab/><text:tab/><text:tab/>&lt;database id="1"&gt;</text:p>
      <text:p text:style-name="P4"><text:tab/><text:tab/><text:tab/><text:tab/>&lt;id&gt;DB1&lt;/id&gt;</text:p>
      <text:p text:style-name="P4"><text:tab/><text:tab/><text:tab/><text:tab/>&lt;name&gt;XE&lt;/name&gt;</text:p>
      <text:p text:style-name="P4"><text:tab/><text:tab/><text:tab/><text:tab/>&lt;server&gt;Oracle&lt;/server&gt;</text:p>
      <text:p text:style-name="P4"><text:tab/><text:tab/><text:tab/><text:tab/>&lt;username&gt;NXMONITOR&lt;/username&gt;</text:p>
      <text:p text:style-name="P4"><text:tab/><text:tab/><text:tab/><text:tab/>&lt;password&gt;NXMONITOR&lt;/password&gt;</text:p>
      <text:p text:style-name="P4"><text:tab/><text:tab/><text:tab/>&lt;/database&gt;</text:p>
      <text:p text:style-name="P4"><text:tab/><text:tab/>&lt;/databases&gt;</text:p>
      <text:p text:style-name="P4"><text:tab/>&lt;/oracle&gt;</text:p>
      <text:p text:style-name="P4">&lt;/config&gt;</text:p>
      <text:p text:style-name="P4"/>
      <text:p text:style-name="P1">--- Configuration parameter description ---------------</text:p>
      <text:p text:style-name="P1"/>
      <text:p text:style-name="P1">An Oracle user must have role “select_catalog_role” assigned.</text:p>
      <text:p text:style-name="P1"/>
      <text:p text:style-name="P1">grant select_catalog_role to for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9T00:16:02.81</meta:creation-date>
    <dc:date>2009-12-29T02:18:17.69</dc:date>
    <meta:editing-duration>PT00H41M33S</meta:editing-duration>
    <meta:editing-cycles>2</meta:editing-cycles>
    <meta:generator>OpenOffice.org/3.1$Win32 OpenOffice.org_project/310m19$Build-9420</meta:generator>
    <meta:document-statistic meta:table-count="0" meta:image-count="0" meta:object-count="0" meta:page-count="1" meta:paragraph-count="25" meta:word-count="158" meta:character-count="1283"/>
  </office:meta>
</office:document-meta>
</file>